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lación de vent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dedores</text:p>
          </table:table-cell>
          <table:table-cell office:value-type="string" calcext:value-type="string">
            <text:p>Enero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Marzo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aría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ntonio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ergio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ablo Cepeda</meta:initial-creator>
    <meta:creation-date>2018-02-28T22:32:20.652000000</meta:creation-date>
    <dc:date>2018-02-28T22:34:18.819000000</dc:date>
    <dc:creator>Juan Pablo Cepeda</dc:creator>
    <meta:editing-duration>PT1M58S</meta:editing-duration>
    <meta:editing-cycles>1</meta:editing-cycles>
    <meta:generator>LibreOffice/5.4.4.2$Windows_X86_64 LibreOffice_project/2524958677847fb3bb44820e40380acbe820f960</meta:generator>
    <meta:document-statistic meta:table-count="1" meta:cell-count="29" meta:object-count="0"/>
  </office:meta>
</office:document-meta>
</file>